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F0000015A4563BEDC.jpg" manifest:media-type="image/jpeg"/>
  <manifest:file-entry manifest:full-path="Pictures/100000000000010400000147A70535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046cm" svg:y="0cm" svg:width="6.879cm" svg:height="8.652cm" draw:z-index="0"><draw:image xlink:href="Pictures/100000000000010400000147A705356D.jpg" xlink:type="simple" xlink:show="embed" xlink:actuate="onLoad"/></draw:frame><draw:frame draw:style-name="fr1" draw:name="Image2" text:anchor-type="paragraph" svg:x="10.493cm" svg:y="0cm" svg:width="6.445cm" svg:height="8.745cm" draw:z-index="1"><draw:image xlink:href="Pictures/10000000000000FF0000015A4563BED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16:44:14.002541241</meta:creation-date>
    <dc:date>2015-01-24T16:47:11.127872821</dc:date>
    <meta:editing-duration>PT2M5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